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2.308cm"/>
    </style:style>
    <style:style style:name="co6" style:family="table-column">
      <style:table-column-properties fo:break-before="auto" style:column-width="9.123cm"/>
    </style:style>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15.194cm"/>
    </style:style>
    <style:style style:name="co13" style:family="table-column">
      <style:table-column-properties fo:break-before="auto" style:column-width="20.724cm"/>
    </style:style>
    <style:style style:name="co14" style:family="table-column">
      <style:table-column-properties fo:break-before="auto" style:column-width="21.731cm"/>
    </style:style>
    <style:style style:name="co15" style:family="table-column">
      <style:table-column-properties fo:break-before="auto" style:column-width="19.662cm"/>
    </style:style>
    <style:style style:name="co16" style:family="table-column">
      <style:table-column-properties fo:break-before="auto" style:column-width="32.306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61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5.078cm" fo:break-before="auto" style:use-optimal-row-height="false"/>
    </style:style>
    <style:style style:name="ro10" style:family="table-row">
      <style:table-row-properties style:row-height="1.157cm" fo:break-before="auto" style:use-optimal-row-height="true"/>
    </style:style>
    <style:style style:name="ro11" style:family="table-row">
      <style:table-row-properties style:row-height="26.509cm" fo:break-before="auto" style:use-optimal-row-height="true"/>
    </style:style>
    <style:style style:name="ro12" style:family="table-row">
      <style:table-row-properties style:row-height="25.721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7.16cm" fo:break-before="auto" style:use-optimal-row-height="true"/>
    </style:style>
    <style:style style:name="ro15" style:family="table-row">
      <style:table-row-properties style:row-height="9.049cm" fo:break-before="auto" style:use-optimal-row-height="true"/>
    </style:style>
    <style:style style:name="ro16" style:family="table-row">
      <style:table-row-properties style:row-height="9.46cm" fo:break-before="auto" style:use-optimal-row-height="true"/>
    </style:style>
    <style:style style:name="ro17" style:family="table-row">
      <style:table-row-properties style:row-height="2.057cm" fo:break-before="auto" style:use-optimal-row-height="true"/>
    </style:style>
    <style:style style:name="ro18" style:family="table-row">
      <style:table-row-properties style:row-height="7.121cm" fo:break-before="auto" style:use-optimal-row-height="true"/>
    </style:style>
    <style:style style:name="ro19" style:family="table-row">
      <style:table-row-properties style:row-height="12.689cm" fo:break-before="auto" style:use-optimal-row-height="true"/>
    </style:style>
    <style:style style:name="ro20" style:family="table-row">
      <style:table-row-properties style:row-height="10.319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25"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3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53" style:family="table-cell" style:parent-style-name="Default">
      <style:table-cell-properties fo:border-bottom="1.5pt soli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4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60" style:family="table-cell" style:parent-style-name="Default">
      <style:table-cell-properties fo:border-bottom="1.5pt soli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68" style:family="table-cell" style:parent-style-name="Default">
      <style:table-cell-properties fo:border-bottom="1.5pt soli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consultant en architecture logicielle</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text:p>
          </table:table-cell>
          <table:table-cell/>
          <table:table-cell table:style-name="ce120" office:value-type="string" calcext:value-type="string" table:number-columns-spanned="2" table:number-rows-spanned="1">
            <text:p>développer une preuve de concept</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tester l’hyptothèse du document de définition d’architecture du projet</text:p>
          </table:table-cell>
          <table:covered-table-cell table:style-name="ce140"/>
          <table:table-cell/>
        </table:table-row>
        <table:table-row table:style-name="ro1">
          <table:table-cell table:number-columns-repeated="8"/>
        </table:table-row>
        <table:table-row table:style-name="ro1">
          <table:table-cell table:number-columns-repeated="5"/>
          <table:table-cell table:style-name="Default" table:number-columns-repeated="3"/>
        </table:table-row>
        <table:table-row table:style-name="ro1">
          <table:table-cell/>
          <table:table-cell table:style-name="Default" table:number-columns-repeated="7"/>
        </table:table-row>
        <table:table-row table:style-name="ro1">
          <table:table-cell/>
          <table:table-cell table:style-name="Default" table:number-columns-repeated="6"/>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 table:number-columns-repeated="995" table:default-cell-style-name="ce1"/>
        <table:table-row table:style-name="ro5">
          <table:table-cell table:number-columns-repeated="10"/>
          <table:table-cell office:value-type="string" calcext:value-type="string">
            <text:p/>
            <text:p/>
          </table:table-cell>
          <table:table-cell table:number-columns-repeated="994"/>
        </table:table-row>
        <table:table-row table:style-name="ro6">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31" office:value-type="string" calcext:value-type="string" table:number-columns-spanned="5" table:number-rows-spanned="1">
            <text:p>Référentiel TOGAF® 9.2</text:p>
          </table:table-cell>
          <table:covered-table-cell table:number-columns-repeated="4" table:style-name="ce31"/>
          <table:table-cell table:number-columns-repeated="995"/>
        </table:table-row>
        <table:table-row table:style-name="ro7">
          <table:table-cell/>
          <table:covered-table-cell/>
          <table:covered-table-cell table:style-name="ce151"/>
          <table:covered-table-cell table:style-name="ce25"/>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25" office:value-type="string" calcext:value-type="string">
            <text:p>B. Architecture d’entreprise</text:p>
          </table:table-cell>
          <table:table-cell table:style-name="ce25"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8">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9">
          <table:table-cell/>
          <table:covered-table-cell table:number-columns-repeated="3"/>
          <table:table-cell table:style-name="ce169"/>
          <table:table-cell table:style-name="ce184" table:number-columns-repeated="2"/>
          <table:table-cell table:style-name="ce41"/>
          <table:covered-table-cell table:number-columns-repeated="2" table:style-name="ce41"/>
          <table:table-cell table:style-name="ce202"/>
          <table:table-cell table:number-columns-repeated="994"/>
        </table:table-row>
        <table:table-row table:style-name="ro10">
          <table:table-cell/>
          <table:table-cell table:style-name="ce107" office:value-type="string" calcext:value-type="string" table:number-columns-spanned="1" table:number-rows-spanned="15">
            <text:p>Ressources documentaires liées au projet</text:p>
          </table:table-cell>
          <table:table-cell table:style-name="ce153" office:value-type="string" calcext:value-type="string" table:number-columns-spanned="2" table:number-rows-spanned="1">
            <text:p>mail d’Ash (membre du comité de l’architecture)</text:p>
          </table:table-cell>
          <table:covered-table-cell table:style-name="ce161"/>
          <table:table-cell table:style-name="ce170"/>
          <table:table-cell table:style-name="ce185" office:value-type="string" calcext:value-type="string">
            <text:p>« ...vous occuper du prototype du système d'intervention d'urgence."</text:p>
            <text:p>« ...nous sommes au début d’un long parcours... »</text:p>
          </table:table-cell>
          <table:table-cell table:style-name="ce185"/>
          <table:table-cell table:style-name="ce191" table:number-columns-repeated="2"/>
          <table:table-cell table:style-name="ce198"/>
          <table:table-cell table:number-columns-repeated="995"/>
        </table:table-row>
        <table:table-row table:style-name="ro11">
          <table:table-cell/>
          <table:covered-table-cell table:style-name="ce107"/>
          <table:table-cell table:style-name="ce154" office:value-type="string" calcext:value-type="string" table:number-columns-spanned="2" table:number-rows-spanned="1">
            <text:p>document de définition d’architecture</text:p>
          </table:table-cell>
          <table:covered-table-cell table:style-name="ce115"/>
          <table:table-cell table:style-name="ce170"/>
          <table:table-cell table:style-name="ce186" office:value-type="string" calcext:value-type="string">
            <text:p>Le document de définition de l'architecture est le conteneur livrable des principaux artéfacts architecturaux créés au cours de ce projet. Le document de définition de l'architecture couvre tous les domaines de l'architecture (métier, données, application et technologie) et examine également tous les états pertinents de l'architecture (ligne de base, état(s) intermédiaire(s) et cible).</text:p>
            <text:p/>
            <text:p>Le document de définition de l'architecture est un complément à la spécification des exigences en matière d'architecture (encore à préparer pour ce projet), avec un objectif complémentaire :</text:p>
            <text:p> ● Le document de définition de l'architecture fournit une vue qualitative de la solution et vise à communiquer l'intention des architectes.</text:p>
            <text:p> ● La spécification des exigences d'architecture fournit une vue quantitative de la solution, énonçant des critères mesurables qui doivent être respectés lors de la mise en œuvre de l'architecture.</text:p>
            <text:p/>
          </table:table-cell>
          <table:table-cell table:style-name="ce186" office:value-type="string" calcext:value-type="string">
            <text:p>Un consortium de quatre sociétés de premier plan s'est réuni pour consolider les efforts, les données, les applications et les feuilles de route de chacune afin de développer une plateforme de nouvelle génération centrée sur le patient et capable d'améliorer les soins de base proposés - tout en étant réactive, opérationnelle en temps réel et capable de prendre des décisions dans les situations d'urgence, en prenant en compte l’ensemble des données..</text:p>
            <text:p>Ursa Major Health -&gt; Planification de rendez-vous pour la médecine générale (GP)</text:p>
            <text:p>Jupiter Scheduling -&gt; Prise de rendez-vous à l'hôpital</text:p>
            <text:p>Emergency Expert Systems -&gt; Recommandat ions de l'hôpital en temps réel en fonction de la disponibilité des lits</text:p>
            <text:p>Schedule Shack (désormais Schedule Shed) -&gt; Liste du personnel médical et planification</text:p>
            <text:p/>
            <text:p>Toutes les parties au Consortium souhaitent réduire les doublons au niveau des fonctions de mise en correspondance, tout en développant de nouvelles fonctionnalités susceptibles améliorer les soins dispensés aux patients patients grâce à une meilleure intégration et un partage des données entre les systèmes.</text:p>
            <text:p/>
            <text:p>L'objectif principal du projet est de développer une plateforme de services dont les systèmes communiquent grâce à des événements. Ces services ont une responsabilité unique. Ils sont également découplés entre eux et tolérants aux pannes. En résumé, ils respectent les principes d'une architecture de microservices décomposée.</text:p>
            <text:p/>
            <text:p>Contraintes</text:p>
            <text:p> ● Les systèmes et processus existants ne doivent pas être significativement entravés pendant les phases du projet.</text:p>
            <text:p> ● La feuille de route architecturale et les orientations alimentant les exigences fonctionnelles doivent respecter le Cadre des normes numériques et technologiques du NHS.</text:p>
            <text:p> ● Les données réelles des patients doivent à tout moment rester conformes aux réglementations européennes, notamment le RGPD.</text:p>
            <text:p> ● Les phases initiales du projet devraient viser la création de modules de construction réutilisables ou de modèles pour des modules de construction futurs qui respectent les meilleures pratiques convenues.</text:p>
            <text:p>Le niveau de conformité peut être assoupli pour les domaines à explorer, par exemple pour les Spike ou les prototypes.</text:p>
            <text:p/>
            <text:p>Limites</text:p>
            <text:p> ● La confidentialité des données des patients doit être respectée et tous les prototypes ou Spike non conformes à la production doivent anonymiser les données ou utiliser des données factices.</text:p>
            <text:p/>
            <text:p>Limites du domaine</text:p>
            <text:p> ● L’orientation architecturale se limite aux solutions, processus et systèmes affectant le modèle de domaine suivant, qui a été choisi par des experts en la matière impliqués dans le projet.</text:p>
            <text:p/>
            <text:p>Contextes limités</text:p>
            <text:p> ●  Informations sur le patient : intervenant principal et identité d'un patient.</text:p>
            <text:p> ●  Information sur le spécialiste médical : intervenant principal et identité du responsable de la prestation des soins aux patients. Par exemple : un médecin, une infirmière ou un physiothérapeute.</text:p>
            <text:p> ●  Gestion des prestataires médicaux : organisation chargée de fournir une gamme de soins de santé à un patient, par le biais de médecins spécialistes affiliés.</text:p>
            <text:p> ●  Gestion des spécialités : capacités médicales fournies par les médecins spécialistes au prestataire.</text:p>
            <text:p> ●  Planification de la gestion des informations : programmation médicale à court et à long terme des activités quotidiennes et de la disponibilité.</text:p>
            <text:p> ●  Gestion des rendez-vous : prise de rendez-vous convenus entre le patient et le médecin spécialiste.</text:p>
            <text:p> ●  Gestion du registre : plan prévisionnel de dotation du personnel dans un proche avenir par un prestataire médical.</text:p>
            <text:p> ●  Gestion des données sur les antécédents médicaux des patients : données détenues par les patients et gérées par les centres médicaux.</text:p>
            <text:p/>
            <text:p>L'architecture de base se compose de systèmes disparates ciblés selon les cas d'utilisation et les contextes médicaux spécifiques :</text:p>
            <text:p> ● Chirurgie (médecine générale) ;</text:p>
            <text:p> ● Hôpitaux ;</text:p>
            <text:p> ● Intervenants d'urgence ;</text:p>
            <text:p> ● Systèmes de gestion de l'identité médicale gérés par l'État.</text:p>
            <text:p/>
            <text:p>- La séparation des systèmes et le manuel processes important impliqué dans la synchronisation des informations pertinentes entre les systèmes ne parviennent manifestement pas à fournir une assistance en temps réel aux services d'urgence afin de faciliter les échanges entre les hôpitaux pour :Attribuer un cas spécifique à l’établissement de soins approprié.</text:p>
            <text:p> - Éviter que les équipes soient débordées dans un hôpital donné.</text:p>
            <text:p> - les cas qui nécessitent plusieurs hôpitaux, le système doit déterminer où les ambulances doivent se rendre, en fonction de la distance, des besoins en soins et de la disponibilité du personnel.</text:p>
            <text:p>Ce projet souhaite promouvoir une vision consolidée des applications médicales détenues et gérées par le Consortium.</text:p>
            <text:p/>
            <text:p>Notez que l'objectif de ce projet est de migrer progressivement les capacités existantes et nouvelles des silos des organisations membres vers une architecture cohérente qui appartient conjointement au groupe de gestion de la plateforme et des systèmes et adhère à son architecture, ses principes et ses normes.</text:p>
          </table:table-cell>
          <table:table-cell table:style-name="ce192" office:value-type="string" calcext:value-type="string">
            <text:p>intes</text:p>
          </table:table-cell>
          <table:table-cell table:style-name="ce192"/>
          <table:table-cell table:style-name="ce199"/>
          <table:table-cell table:number-columns-repeated="995"/>
        </table:table-row>
        <table:table-row table:style-name="ro12">
          <table:table-cell/>
          <table:covered-table-cell table:style-name="ce107"/>
          <table:table-cell table:style-name="ce155" office:value-type="string" calcext:value-type="string" table:number-columns-spanned="2" table:number-rows-spanned="1">
            <text:p>énoncé sommaire des travaux</text:p>
          </table:table-cell>
          <table:covered-table-cell table:style-name="ce115"/>
          <table:table-cell table:style-name="ce170"/>
          <table:table-cell table:style-name="ce187" office:value-type="string" calcext:value-type="string">
            <text:p>En fonction des risques identifiés pour le projet, le Conseil consultatif de l’architecture a demandé une preuve de concept dont le but est d’évaluer l'hypothèse.</text:p>
            <text:p/>
            <text:p/>
          </table:table-cell>
          <table:table-cell table:style-name="ce187" office:value-type="string" calcext:value-type="string">
            <text:p>Un prototype sera construit en vue de réduire le risque pour le composant d'intervention d'urgence de l'architecture globale cible (MedHead) :</text:p>
            <text:p>La preuve de concept peut restreindre sa portée en se concentrant principalement sur la réponse aux préoccupations énoncées dans l'hypothèse. Voici des exemples de simplifications potentielles :</text:p>
            <text:p> ● Utiliser uniquement des interfaces tampons ou des implémentations factices de systèmes auxiliaires (technique “lazy loading”).</text:p>
            <text:p> ● Faire des hypothèses simplifiées sur les contrats de ces systèmes en aval.</text:p>
            <text:p> ● Documenter les lacunes d'un prototype et un plan pour y remédier dans tout système résultant.</text:p>
            <text:p/>
            <text:p>Processus d'architecture (phases TOGAF)</text:p>
            <text:p>     INTRANT</text:p>
            <text:p>          A - Vision de l'architecture -&gt; Consolidé dans les objectifs du document de définition de l'hypothèse et de l'architecture de la PoC</text:p>
            <text:p>          B - Architecture métier -&gt; En parallèle avec C et D : Opère dans le domaine des interventions d'urgence et de l'attribution de lits</text:p>
            <text:p>          C - Architecture des systèmes d'information -&gt; En parallèle avec B et D : Opère dans le domaine des interventions d'urgence et de l'attribution de lits, vise à adhérer aux Principes d’architecture appropriés</text:p>
            <text:p>          E - Opportunités et solutions -&gt; Focus sur l'architecture des solutions pour satisfaire les tests de l'hypothèse.</text:p>
            <text:p>          F - Planification de la migration -&gt; Focus sur la définition des modules de construction pour les PoC, le chemin vers la production et les modules de construction pour un pipeline de déploiement CI/CD.</text:p>
            <text:p>          G - Gouvernanc e de la mise en œuvre - &gt; La PoC peut dans ce cas être autoévaluée en fonction des principes d’architecture et se concentrer sur la démonstration de la conformité avec des principes.</text:p>
            <text:p>          H - Gestion du changement d'architecture -&gt; Les mises à jour d'architecture sont autorisées et doivent être documentées par le biais d'un historique d'approbation des modifications des composants architecturaux et autres artéfacts.</text:p>
            <text:p/>
            <text:p>     SORTANT</text:p>
            <text:p>          D - Architecture technologique -&gt; En parallèle avec B et C</text:p>
            <text:p>          G - Gouvernanc e de la mise en œuvre -&gt; La PoC peut dans ce cas être autoévaluée en fonction des principes d’architecture et se concentrer sur la démonstration de la conformité avec des principes.</text:p>
            <text:p/>
            <text:p>Ce premier cycle établira une base de référence pour l'approche utilisée avec les preuve de concept. Les enseignements peuvent être partagés par le biais d'un document d'accompagnement contenant des notes.</text:p>
            <text:p/>
            <text:p>Contenu de l'architecture</text:p>
            <text:p>Le cadre ACF (Architecture Content Framework) TOGAF fournit une catégorisation des meilleures pratiques du contenu de l'architecture. Cependant, tous les éléments ne sont pas également pertinents pour chaque projet. Le tableau ci-dessous décrit les domaines de contenu pertinents pour ce projet particulier.</text:p>
            <text:p>     INTRANT</text:p>
            <text:p>          Principes , vision et exigence s de l'architecture -&gt; Défini à travers les Principes d'architecture, le Document de définition de l'architecture et l’Hypothèse PoC</text:p>
            <text:p>          Architect ure métier -&gt; Voir le modèle du domaine de haut niveau dans le Document de définition de l'architecture</text:p>
            <text:p>          Architect ure des systèmes d'informat ion - Données -&gt; Mettez à jour cet énoncé des travaux si nécessaire. Voir également le Document de définition de l'architecture. Le comité d'architecture recommande une approche basée sur les données.</text:p>
            <text:p>          Architect ure technologique -&gt; Toute mise à jour de ce document ou du Document de définition de l'architecture. Ajouter une méthodologie et des spécifications au document contenant l’Hypothèse PoC.</text:p>
            <text:p>          Réalisation de l'architecture -&gt; Projet logiciel complet avec une API fonctionnelle et spécifiée, éprouvée en utilisant de solides principes d'ingénierie et de test. Dans la documentation du code/projet à fournir également dans le répertoire. Feuille de route comportant les milestone/deadlines/étapes pour la mise en production ou la mise à jour, en fonction des acquis d’éxperience.</text:p>
            <text:p> </text:p>
            <text:p>     SORTANT</text:p>
            <text:p>          Architect ure des systèmes d'informat ion – Applications -&gt; Mettez à jour cet énoncé des travaux si nécessaire. Voir également le Document de définition de l'architecture.</text:p>
            <text:p>Les préoccupations des principales parties prenantes doivent être prises en compte et être prioritaires, en particulier en ce qui concerne les temps de réponse, l'évolutivité, la tolérance aux pannes des systèmes hospitaliers auxiliaires et la résilience sous charge.</text:p>
            <text:p/>
            <text:p>Dans la mesure du possible, la PoC devrait fournir ou faciliter la création de modules de construction (Solution Building Blocks) pour la solution et l'architecture pouvant servir pour les validations de principes futures et d’autres efforts d'ingénierie.</text:p>
            <text:p>Plus précisément, nous souhaitons que la PoC fournisse :</text:p>
            <text:p> ● Une stratégie de test pour la validation de principe.</text:p>
            <text:p> ● Un plan de test, documenté dans le projet, pouvant être utilisé pour la réalisation d'autres preuves de concept.</text:p>
            <text:p> ● La réalisation d'une pipeline CI/CD (même rudimentaire) qui pourra être utilisée pour d'autres projets.</text:p>
            <text:p/>
            <text:p/>
            <text:p/>
          </table:table-cell>
          <table:table-cell table:style-name="ce193" table:number-columns-repeated="2"/>
          <table:table-cell table:style-name="ce200"/>
          <table:table-cell table:number-columns-repeated="995"/>
        </table:table-row>
        <table:table-row table:style-name="ro13">
          <table:table-cell/>
          <table:covered-table-cell table:style-name="ce107"/>
          <table:table-cell table:style-name="ce154" office:value-type="string" calcext:value-type="string" table:number-columns-spanned="2" table:number-rows-spanned="1">
            <text:p>Solution building blics</text:p>
          </table:table-cell>
          <table:covered-table-cell table:style-name="ce115"/>
          <table:table-cell table:style-name="ce170"/>
          <table:table-cell table:number-columns-repeated="2" table:style-name="ce186" office:value-type="string" calcext:value-type="string">
            <text:p>TEMPLATE</text:p>
          </table:table-cell>
          <table:table-cell table:number-columns-repeated="2" table:style-name="ce192" office:value-type="string" calcext:value-type="string">
            <text:p>TEMPLATE</text:p>
          </table:table-cell>
          <table:table-cell table:style-name="ce199" office:value-type="string" calcext:value-type="string">
            <text:p>TEMPLATE</text:p>
          </table:table-cell>
          <table:table-cell table:number-columns-repeated="995"/>
        </table:table-row>
        <table:table-row table:style-name="ro10">
          <table:table-cell/>
          <table:covered-table-cell table:style-name="ce107"/>
          <table:table-cell table:style-name="ce155" office:value-type="string" calcext:value-type="string" table:number-columns-spanned="2" table:number-rows-spanned="1">
            <text:p>données de référence sur les spécialités NHS</text:p>
          </table:table-cell>
          <table:covered-table-cell table:style-name="ce115"/>
          <table:table-cell table:style-name="ce170"/>
          <table:table-cell table:style-name="ce188" office:value-type="string" calcext:value-type="string">
            <text:p>À utiliser pour les fonctionnalités qui permettent de sélectionner les hôpitaux par spécialité. Les fonctionnalités doivent être ciblées en fonction de ces données.</text:p>
          </table:table-cell>
          <table:table-cell table:style-name="ce188"/>
          <table:table-cell table:style-name="ce194" table:number-columns-repeated="2"/>
          <table:table-cell table:style-name="ce201"/>
          <table:table-cell table:number-columns-repeated="995"/>
        </table:table-row>
        <table:table-row table:style-name="ro5">
          <table:table-cell/>
          <table:covered-table-cell/>
          <table:table-cell table:style-name="ce154" office:value-type="string" calcext:value-type="string" table:number-columns-spanned="2" table:number-rows-spanned="1">
            <text:p>récapitulatif de la réunion</text:p>
          </table:table-cell>
          <table:covered-table-cell table:style-name="ce115"/>
          <table:table-cell table:style-name="ce170"/>
          <table:table-cell table:style-name="ce186" office:value-type="string" calcext:value-type="string">
            <text:p>Mettre en œuvre un système d'intervention d'urgence pour la validation de principe conformément à l'hypothèse ci-dessous.</text:p>
          </table:table-cell>
          <table:table-cell table:style-name="ce186"/>
          <table:table-cell table:style-name="ce192" table:number-columns-repeated="2"/>
          <table:table-cell table:style-name="ce199"/>
          <table:table-cell table:number-columns-repeated="995"/>
        </table:table-row>
        <table:table-row table:style-name="ro14">
          <table:table-cell/>
          <table:covered-table-cell/>
          <table:table-cell table:style-name="ce154" office:value-type="string" calcext:value-type="string" table:number-columns-spanned="2" table:number-rows-spanned="1">
            <text:p>./artefacts/architecture/hypothesis-emergency-responder/README.md</text:p>
          </table:table-cell>
          <table:covered-table-cell table:style-name="ce115"/>
          <table:table-cell table:style-name="ce170"/>
          <table:table-cell table:style-name="ce186"/>
          <table:table-cell table:style-name="ce186" office:value-type="string" calcext:value-type="string">
            <text:p>**We believe** that implementing a proof of concept for the Real-Time Emergency Responder Subsystem</text:p>
            <text:p>**For** the MedHead Consortium Enterprise Architecture Team</text:p>
            <text:p>**Will**</text:p>
            <text:p>     * Increase the quality of emergency treatments and save more lives.</text:p>
            <text:p>     * Achieve user confidence around the simplicity of such a system.</text:p>
            <text:p/>
            <text:p>**We will know we have succeeded when we see:**</text:p>
            <text:p>     * That over 90% of emergency cases are derived to the nearest relevant hospital in the network.</text:p>
            <text:p>     * That the average of emergency derivations go from 18.25 minutes (today) to 12.00 minutes (desired value).</text:p>
            <text:p>     * That we get less than 200 millisecond response time maintained under a load of up to 800 requests per second, per service instance.</text:p>
            <text:p>     * An implementation that explains which standards it respects and why. * Instructions to put into production the PoC.</text:p>
            <text:p>     * Implementation completed within the allocated timeframe.</text:p>
            <text:p/>
            <text:p>The Real-Time Emergency Responder Subsystem is intended to receive one or more medical specialisms (See [Specialism Reference Data](../models/reference-data/specialties))  and a data store of recent hospital information in order to suggest the nearest hospital with an available bed, which is associated with one or more matching specializations.</text:p>
            <text:p>The location of the emergency incident must also be provided.</text:p>
          </table:table-cell>
          <table:table-cell table:style-name="ce192" table:number-columns-repeated="2"/>
          <table:table-cell table:style-name="ce199" office:value-type="string" calcext:value-type="string">
            <text:p># Agreed PoC Requirements</text:p>
            <text:p>The following requirements were agreed when defining this hypothesis:</text:p>
            <text:p>  * Provide a RESTful API thatmust keep medical responders informed in real-time about where they need to go and what they need to do.</text:p>
            <text:p>  * Ensure that any patient data is properly protected.</text:p>
            <text:p>  * Ensure that your PoC is fully tested with automation tests reflecting the testing pyramid (unit, integration, acceptance, and E2E tests) and with stress tests to provide confidence of business continuity in high volume situations.</text:p>
            <text:p>  * Ensure that the PoC can be easily integrated into future development: make the code is easily shareable, provide continuous integration and delivery (CI/CD) pipelines, and document your testing strategy.</text:p>
            <text:p>  * Ensure that subsequent development teams after this PoC will be able to use it as a group of building blocks for further modules.</text:p>
            <text:p/>
            <text:p># Methodology</text:p>
            <text:p>The resulting documentation and PoC will be presented to members of the board of trustees to describe lessons learned from the PoC.</text:p>
            <text:p>Reports form CI/CD methods will be presented to the technical staff to demonstrate version updates.</text:p>
          </table:table-cell>
          <table:table-cell table:number-columns-repeated="995"/>
        </table:table-row>
        <table:table-row table:style-name="ro15">
          <table:table-cell/>
          <table:covered-table-cell/>
          <table:table-cell table:style-name="ce155" office:value-type="string" calcext:value-type="string" table:number-columns-spanned="2" table:number-rows-spanned="1">
            <text:p>./artefacts/architecture/architecture-sow/README.md</text:p>
          </table:table-cell>
          <table:covered-table-cell table:style-name="ce115"/>
          <table:table-cell table:style-name="ce170"/>
          <table:table-cell table:style-name="ce187" office:value-type="string" calcext:value-type="string">
            <text:p>Key stakeholder concerns should be addressed and given priority, particularly in relation to response times, scalability, tolerance of collaborator (hospital system) outages, and resilience under load. </text:p>
          </table:table-cell>
          <table:table-cell table:style-name="ce187" office:value-type="string" calcext:value-type="string">
            <text:p>##  Strategic Alignment</text:p>
            <text:p>A learning-centric prototype will be built with a view to derisking the emergency responder component of the overall MedHead target state architecture</text:p>
            <text:p/>
            <text:p>## Suggested Simplifications</text:p>
            <text:p>The proof of concept may simplify its responsibility to focus primarily on  proving concerns laid out in the hypothesis.</text:p>
            <text:p>Examples of potential simplifications include:</text:p>
            <text:p> * Only collaborating with stub interfaces or dummy implementations of collaborating systems.</text:p>
            <text:p> * Making simplified assumptions about the contracts of these downstream systems.</text:p>
            <text:p> * Documenting shortcomings of a prototype and a plan to address these in any resulting systems.</text:p>
            <text:p/>
            <text:p># Support of the Enterprise and Solution Continuum</text:p>
            <text:p>Where possible, the PoC should aim to either provide or facilitate the provision of solution and architecture building blocks that may benefit future proof of concepts and other engineering efforts.</text:p>
            <text:p>Specifically, we would like the PoC to produce:</text:p>
            <text:p> * A testing strategy for proof of concepts.</text:p>
            <text:p> * A test plan documented in the project that can inform other proofs of concepts.</text:p>
            <text:p> * Demonstration of a CI/CD pattern that can be used for other projects.</text:p>
            <text:p/>
            <text:p/>
            <text:p/>
            <text:p/>
          </table:table-cell>
          <table:table-cell table:style-name="ce193" table:number-columns-repeated="2"/>
          <table:table-cell table:style-name="ce200" office:value-type="string" calcext:value-type="string">
            <text:p># Work Deliverables</text:p>
            <text:p>  * A working implementation, tests with supporting documentation.</text:p>
            <text:p>  * Test Execution reports produced during continuous integration to demonstrate delivered behaviors.</text:p>
            <text:p>  * A presentation of the PoC, proof of supported behavior, learnings, and future recommendations.</text:p>
          </table:table-cell>
          <table:table-cell table:number-columns-repeated="995"/>
        </table:table-row>
        <table:table-row table:style-name="ro16">
          <table:table-cell/>
          <table:covered-table-cell/>
          <table:table-cell table:style-name="ce154" office:value-type="string" calcext:value-type="string" table:number-columns-spanned="2" table:number-rows-spanned="1">
            <text:p>./artefacts/architecture/architecture-principles/README.md</text:p>
          </table:table-cell>
          <table:covered-table-cell table:style-name="ce115"/>
          <table:table-cell table:style-name="ce170"/>
          <table:table-cell table:style-name="ce186" office:value-type="string" calcext:value-type="string">
            <text:p>Too guide the architectural effort, the consortium members have collaboratively defined a set of architectural principles by domain. As with any principles, these should be striven for in all project initiatives, <text:s/>all project initiatives should strive to meet them and justify any divergence.</text:p>
          </table:table-cell>
          <table:table-cell table:style-name="ce186" office:value-type="string" calcext:value-type="string">
            <text:p>* A. Enterprise Architecture Principles</text:p>
            <text:p>   * Principle A1: Primacy of Principles</text:p>
            <text:p>   * Principle A2: Maximize Benefit to the Enterprise</text:p>
            <text:p>   * Principle A3: Compliance With Law and Regulatory Statutes</text:p>
            <text:p>   * Principle A4: Adherence With the Hippocratic Oath at all levels</text:p>
            <text:p/>
            <text:p>* B. IT (System, Data, Solutions, Security, and Operations) Architecture Principles</text:p>
            <text:p>   * Principle B1:  Business Continuity of Patient Critical Systems</text:p>
            <text:p>   * Principle B2:  Clarity Through a Fine Grain Separation of Concerns</text:p>
            <text:p>   * Principle B3: Continuous Integration and Delivery</text:p>
            <text:p>   * Principle B4: Early Comprehensive and Appropriate Automated Tests</text:p>
            <text:p>   * Principle B5: Shift-Left Security   * Principle B6: Opening the Possibility of Extension Through Event-Driven Capabilities</text:p>
            <text:p/>
            <text:p>* C. Architectural Methodology and Process Principles</text:p>
            <text:p>   * Principle C1: Tailoring the TOGAF 9.2 ADM</text:p>
            <text:p>   * Principle C2: A Centralized, Curated, Architecture Repository as the Source of Truth</text:p>
            <text:p>   * Principle C3: The Use of Agreed Upon Open Standards to Ensure High Standards</text:p>
            <text:p>   * Principle C4: Fostering a Learning Culture With Proof of Concepts, Prototypes, and Spikes</text:p>
            <text:p>      1. Provide a hypothesis for every learning</text:p>
            <text:p>      1. Isolate proofs of concepts from production data and systems</text:p>
            <text:p>      1. Relax compliance but consider the consequence of doing so</text:p>
            <text:p>      1. Basic engineering, delivery, and Testing principles are not to be relaxed for the solution architecture of proofs of concepts</text:p>
            <text:p/>
          </table:table-cell>
          <table:table-cell table:style-name="ce192" table:number-columns-repeated="2"/>
          <table:table-cell table:style-name="ce199"/>
          <table:table-cell table:number-columns-repeated="995"/>
        </table:table-row>
        <table:table-row table:style-name="ro17">
          <table:table-cell/>
          <table:covered-table-cell/>
          <table:table-cell table:style-name="ce155" office:value-type="string" calcext:value-type="string" table:number-columns-spanned="2" table:number-rows-spanned="1">
            <text:p>./artefacts/architecture/risks/README.md</text:p>
          </table:table-cell>
          <table:covered-table-cell table:style-name="ce115"/>
          <table:table-cell table:style-name="ce170"/>
          <table:table-cell table:style-name="ce187"/>
          <table:table-cell table:style-name="ce187" office:value-type="string" calcext:value-type="string">
            <text:p>Real-time emergency responder system does not scale with incidents </text:p>
            <text:p>Real-time emergency responder does handle latency regarding bed availability from collaborating hospital systems </text:p>
            <text:p>Real-time emergency responder does not cope when there are no hospitals available for a required specialization </text:p>
            <text:p>Real-time emergency responder does not respond within 200 milliseconds when asked to provide a bed </text:p>
            <text:p>Emergency responder system cannot be interfaced by other systems</text:p>
          </table:table-cell>
          <table:table-cell table:style-name="ce193" table:number-columns-repeated="2"/>
          <table:table-cell table:style-name="ce200"/>
          <table:table-cell table:number-columns-repeated="995"/>
        </table:table-row>
        <table:table-row table:style-name="ro18">
          <table:table-cell/>
          <table:covered-table-cell/>
          <table:table-cell table:style-name="ce154" office:value-type="string" calcext:value-type="string" table:number-columns-spanned="2" table:number-rows-spanned="1">
            <text:p>./artefacts/architecture/solution-building-blocks/REAMDME.md</text:p>
          </table:table-cell>
          <table:covered-table-cell table:style-name="ce115"/>
          <table:table-cell table:style-name="ce170"/>
          <table:table-cell table:style-name="ce186"/>
          <table:table-cell table:style-name="ce186" office:value-type="string" calcext:value-type="string">
            <text:p>General Building Blocks</text:p>
            <text:p>      Building block name:</text:p>
            <text:p>      Functionality provided:</text:p>
            <text:p>      Link to example implementation or interfaces:</text:p>
            <text:p>      Outstanding work to complete this building block:</text:p>
            <text:p>      Architectural alignment:</text:p>
            <text:p>         Objective 1:</text:p>
            <text:p>         Principle 1: </text:p>
            <text:p/>
            <text:p>Proof of Concept Building Blocks</text:p>
            <text:p>      Building block name:</text:p>
            <text:p>      Functionality provided:</text:p>
            <text:p>      Link to example implementation or interfaces:</text:p>
            <text:p>      Outstanding work to complete this building block:</text:p>
            <text:p>      Architectural alignment:</text:p>
            <text:p>         Objective 1:</text:p>
            <text:p>         Principle 1: </text:p>
          </table:table-cell>
          <table:table-cell table:style-name="ce192" table:number-columns-repeated="2"/>
          <table:table-cell table:style-name="ce199"/>
          <table:table-cell table:number-columns-repeated="995"/>
        </table:table-row>
        <table:table-row table:style-name="ro19">
          <table:table-cell/>
          <table:covered-table-cell/>
          <table:table-cell table:style-name="ce155" office:value-type="string" calcext:value-type="string" table:number-columns-spanned="2" table:number-rows-spanned="1">
            <text:p>hypothèse</text:p>
          </table:table-cell>
          <table:covered-table-cell table:style-name="ce115"/>
          <table:table-cell table:style-name="ce170"/>
          <table:table-cell table:style-name="ce188"/>
          <table:table-cell table:style-name="ce188" office:value-type="string" calcext:value-type="string">
            <text:p>Afin d'orienter les efforts, les membres du Consortium ont collaboré à la définition d'un ensemble de principes architecturaux par domaine, que nous privilégions. Comme pour tout principe, ceux-ci devraient être appliqués à tous les projets, et toute disparité évidente devrait être clairement justifiée par le contexte.</text:p>
            <text:p/>
            <text:p>Nous pensons que la mise en œuvre d'une preuve de concept pour le sous-système d'intervention d'urgence en temps réel par l'équipe d'architecture métier du Consortium MedHead permettra :</text:p>
            <text:p> ● d’améliorer la qualité des traitements d'urgence et de sauver plus de vies ;</text:p>
            <text:p> ● de gagner la confiance des utilisateurs quant à la simplicité d'un tel système.</text:p>
            <text:p/>
            <text:p>Nous saurons que nous avons réussi quand nous verrons :</text:p>
            <text:p> ● que plus de 90 % des cas d'urgence sont acheminés vers l'hôpital compétent le plus proche du réseau ;</text:p>
            <text:p> ● que le temps moyen de traitement d’une urgence passe de 18,25 minutes (valeur actuelle) à 12,00 minutes (valeur souhaitée) ;</text:p>
            <text:p> ● que nous obtenons un temps de réponse de moins de 200 millisecondes avec une charge de travail allant jusqu'à 800 requêtes par seconde, par instance de service ;</text:p>
            <text:p> ● que la mise en œuvre explique les normes qu’elle respecte et pourquoi ;</text:p>
            <text:p> ● que les instructions pour mettre en production la PoC sont fournies ;</text:p>
            <text:p> ● que la mise en œuvre est terminée dans le délai imparti.</text:p>
            <text:p/>
            <text:p>Les exigences suivantes ont été convenues lors de la définition de cette hypothèse :</text:p>
            <text:p> ● Fournir une API RESTful qui tient les intervenants médicaux informés en temps réel sur : le lieu où se rendre et ce qu'ils doivent faire.</text:p>
            <text:p> ● S’assurer que toutes les données du patient sont correctement protégées.</text:p>
            <text:p> ● S’assurer que votre PoC est entièrement validée avec des tests d'automatisation reflétant la pyramide de test (tests unitaires, d'intégration, d'acceptation et E2E) et avec des tests de stress pour garantir la continuité de l'activité en cas de pic d’utilisation.</text:p>
            <text:p> ● S’assure que la PoC peut être facilement intégrée dans le développement futur : rendre le code facilement partageable, fournir des pipelines d'intégration et de livraison continue (CI/CD) et documenter votre stratégie de test.</text:p>
            <text:p> ● S’assurer que les équipes de développement chargées de cette PoC sont en mesure de l'utiliser comme un jeu de modules de construction pour d'autres modules.</text:p>
            <text:p/>
            <text:p>La documentation et la PoC qui en résulteront seront présentées aux membres du Conseil d'administration pour décrire les enseignements tirés de la PoC. Des rapports sur les méthodes CI/ CD seront présentés au personnel technique afin d’expliquer comment mettre à jour le système.</text:p>
          </table:table-cell>
          <table:table-cell table:style-name="ce194" table:number-columns-repeated="2"/>
          <table:table-cell table:style-name="ce201"/>
          <table:table-cell table:number-columns-repeated="995"/>
        </table:table-row>
        <table:table-row table:style-name="ro20">
          <table:table-cell/>
          <table:covered-table-cell/>
          <table:table-cell table:style-name="ce154" office:value-type="string" calcext:value-type="string" table:number-columns-spanned="2" table:number-rows-spanned="1">
            <text:p>principes d’architecture</text:p>
          </table:table-cell>
          <table:covered-table-cell table:style-name="ce115"/>
          <table:table-cell table:style-name="ce170"/>
          <table:table-cell table:style-name="ce186"/>
          <table:table-cell table:style-name="ce186" office:value-type="string" calcext:value-type="string">
            <text:p>A. Principes d'architecture métier</text:p>
            <text:p> ○ Principe A1 : Primauté des principes</text:p>
            <text:p> ○ Principe A2 : Maximiser les avantages pour l'entreprise</text:p>
            <text:p> ○ Principe A3 : Conformité aux lois et aux règlements</text:p>
            <text:p> ○ Principe A4 : Adhésion au serment d'Hippocrate à tous les niveaux</text:p>
            <text:p/>
            <text:p>B. Principes de l'architecture informatique (système, données, solutions, sécurité et opérations)</text:p>
            <text:p> ○ Principe B1 : Continuité des activités des systèmes critiques pour les patients</text:p>
            <text:p> ○ Principe B2 : Clarté grâce à une séparation fine des préoccupations</text:p>
            <text:p> ○ Principe B3 : Intégration et livraison continues</text:p>
            <text:p> ○ Principe B4 : Tests automatisés précoces, complets et appropriés</text:p>
            <text:p> ○ Principe B5 : Sécurité de type « shift-left »</text:p>
            <text:p> ○ Principe B6 : Possibilité d'extension grâce à des fonctionnalités déclenchées par les événements</text:p>
            <text:p/>
            <text:p>C. Méthodologie architecturale et principes de processus</text:p>
            <text:p> ○ Principe C1 : Personnalisation de l'ADM TOGAF 9.2</text:p>
            <text:p> ○ Principe C2 : Référentiel d'architecture centralisé et organisé comme source de référence</text:p>
            <text:p> ○ Principe C3 : Normes ouvertes pour garantir des normes élevées</text:p>
            <text:p> ○ Principe C4 : Favoriser une culture de “learning” avec des preuves de concept, des prototypes et des Spike</text:p>
            <text:p>   a. Fournir une hypothèse pour chaque preuve de concept</text:p>
            <text:p>   b. Isoler les preuves de concept des données et des systèmes de production</text:p>
            <text:p>   c. Souplesse au niveau de la conformité aux principes, mais prise en compte des conséquences en cas de non-respect de ces mêmes principes.</text:p>
            <text:p>   d. Les principes d'ingénierie, de livraison et de test de base ne doivent pas être assouplis pour l'architecture des preuves de concepts.</text:p>
            <text:p/>
          </table:table-cell>
          <table:table-cell table:style-name="ce192" table:number-columns-repeated="2"/>
          <table:table-cell table:style-name="ce199"/>
          <table:table-cell table:number-columns-repeated="995"/>
        </table:table-row>
        <table:table-row table:style-name="ro21">
          <table:table-cell/>
          <table:covered-table-cell/>
          <table:table-cell table:style-name="ce155" office:value-type="string" calcext:value-type="string" table:number-columns-spanned="2" table:number-rows-spanned="1">
            <text:p>tchat Kara</text:p>
          </table:table-cell>
          <table:covered-table-cell table:style-name="ce115"/>
          <table:table-cell table:style-name="ce170"/>
          <table:table-cell table:style-name="ce188" office:value-type="string" calcext:value-type="string">
            <text:p>« Le conseil d’administration et nos partenaires extérieurs sont inquiets à propos de la modification du système actuel d’intervention d’urgence malgré ses limites. »</text:p>
            <text:p>« ...nous avons réexaminer ka feuille de route du projet et nous avons décidé de faire de votre preuve de concept (POC) un e priorité."</text:p>
          </table:table-cell>
          <table:table-cell table:style-name="ce188"/>
          <table:table-cell table:style-name="ce194" table:number-columns-repeated="2"/>
          <table:table-cell table:style-name="ce201"/>
          <table:table-cell table:number-columns-repeated="995"/>
        </table:table-row>
        <table:table-row table:style-name="ro22">
          <table:table-cell/>
          <table:covered-table-cell/>
          <table:table-cell table:style-name="ce154" office:value-type="string" calcext:value-type="string" table:number-columns-spanned="2" table:number-rows-spanned="1">
            <text:p>Feuille de route du projet d’architecture</text:p>
          </table:table-cell>
          <table:covered-table-cell table:style-name="ce115"/>
          <table:table-cell table:style-name="ce170"/>
          <table:table-cell table:style-name="ce53" office:value-type="string" calcext:value-type="string">
            <text:p>Ce qui suit décrit la feuille de route actuelle du Consortium MedHead, partant de l'architecture métier existante pour aboutir à l'architecture cible finale.</text:p>
            <text:p>&lt;&lt;VOIR DIAGRAMME SUR PJ&gt;&gt;</text:p>
          </table:table-cell>
          <table:table-cell table:style-name="ce53"/>
          <table:table-cell table:style-name="ce60" table:number-columns-repeated="2"/>
          <table:table-cell table:style-name="ce68"/>
          <table:table-cell table:number-columns-repeated="995"/>
        </table:table-row>
        <table:table-row table:style-name="ro1" table:number-rows-repeated="1048555">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3-01-04T17:37:52.069898545</dc:date>
    <meta:editing-duration>P1DT1H18M26S</meta:editing-duration>
    <meta:editing-cycles>142</meta:editing-cycles>
    <meta:generator>LibreOffice/7.3.4.2$Linux_X86_64 LibreOffice_project/728fec16bd5f605073805c3c9e7c4212a0120dc5</meta:generator>
    <meta:document-statistic meta:table-count="2" meta:cell-count="61" meta:object-count="0"/>
  </office:meta>
</office:document-meta>
</file>